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ARZAPALO MACHUCA HAROLD JOHAN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6694564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J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503478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ASTILLO GUARNIZ, ELVIS JAVI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068379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50347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RZAPALO MACHUCA HAROLD JOHAN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4669456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SuperAdmin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08/2021</text:p>
          </table:table-cell>
          <table:table-cell table:style-name="Tabla2.A3" office:value-type="string">
            <text:p text:style-name="P22">2027875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2:20:01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